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f20" officeooo:paragraph-rsid="0002cf20"/>
    </style:style>
    <style:style style:name="T1" style:family="text">
      <style:text-properties officeooo:rsid="00031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iam vishnu <text:span text:style-name="T1">k p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8:00:26.254151204</meta:creation-date>
    <dc:date>2017-09-27T18:27:31.619299237</dc:date>
    <meta:editing-duration>PT4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5" meta:character-count="17" meta:non-whitespace-character-count="13"/>
  </office:meta>
</office:document-meta>
</file>